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30000023CB8876BD44BB7B0FB.png" manifest:media-type="image/png"/>
  <manifest:file-entry manifest:full-path="Pictures/100000010000040600000244FC99C6ECA9EDF8B5.png" manifest:media-type="image/png"/>
  <manifest:file-entry manifest:full-path="Pictures/1000000000000403000002413FE0E046B945CF05.png" manifest:media-type="image/png"/>
  <manifest:file-entry manifest:full-path="Pictures/10000000000004040000024028A29508214FD445.png" manifest:media-type="image/png"/>
  <manifest:file-entry manifest:full-path="Pictures/10000000000004090000024A6D2311D24116FC30.png" manifest:media-type="image/png"/>
  <manifest:file-entry manifest:full-path="Pictures/1000000000000409000002473266856B1702C0B7.png" manifest:media-type="image/png"/>
  <manifest:file-entry manifest:full-path="Pictures/10000000000003E800000237E277ED8683100A8C.png" manifest:media-type="image/png"/>
  <manifest:file-entry manifest:full-path="Pictures/10000000000003FB00000242A7DC261BE0CF340E.png" manifest:media-type="image/png"/>
  <manifest:file-entry manifest:full-path="Pictures/10000000000004000000023E72ADCFED2A3BE706.png" manifest:media-type="image/png"/>
  <manifest:file-entry manifest:full-path="Pictures/10000000000004020000023A5E4BF55F49D018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172cm" svg:height="15.265cm" svg:x="0.476cm" svg:y="0.284cm">
          <draw:image xlink:href="Pictures/1000000000000403000002413FE0E046B945C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1" draw:text-style-name="P1" draw:layer="layout" svg:width="27.254cm" svg:height="15.346cm" svg:x="0.379cm" svg:y="0.201cm">
          <draw:image xlink:href="Pictures/100000010000040600000244FC99C6ECA9EDF8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draw:style-name="gr1" draw:text-style-name="P1" draw:layer="layout" svg:width="27.33cm" svg:height="15.504cm" svg:x="0.341cm" svg:y="0.122cm">
          <draw:image xlink:href="Pictures/10000000000004090000024A6D2311D24116FC3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draw:style-name="gr1" draw:text-style-name="P1" draw:layer="layout" svg:width="27.198cm" svg:height="15.239cm" svg:x="0.407cm" svg:y="0.254cm">
          <draw:image xlink:href="Pictures/10000000000004040000024028A29508214FD44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draw:style-name="gr1" draw:text-style-name="P1" draw:layer="layout" svg:width="27.33cm" svg:height="15.424cm" svg:x="0.341cm" svg:y="0.162cm">
          <draw:image xlink:href="Pictures/1000000000000409000002473266856B1702C0B7.png" xlink:type="simple" xlink:show="embed" xlink:actuate="onLoad" draw:mime-type="image/png">
            <text:p/>
          </draw:image>
        </draw:frame>
        <draw:frame draw:style-name="gr1" draw:text-style-name="P1" draw:layer="layout" svg:width="26.457cm" svg:height="15.001cm" svg:x="0.777cm" svg:y="0.373cm">
          <draw:image xlink:href="Pictures/10000000000003E800000237E277ED8683100A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draw:style-name="gr1" draw:text-style-name="P1" draw:layer="layout" svg:width="26.96cm" svg:height="15.292cm" svg:x="0.526cm" svg:y="0.228cm">
          <draw:image xlink:href="Pictures/10000000000003FB00000242A7DC261BE0CF340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draw:style-name="gr1" draw:text-style-name="P1" draw:layer="layout" svg:width="27.172cm" svg:height="15.133cm" svg:x="0.328cm" svg:y="0.5cm">
          <draw:image xlink:href="Pictures/10000000000004030000023CB8876BD44BB7B0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draw:style-name="gr1" draw:text-style-name="P1" draw:layer="layout" svg:width="27.092cm" svg:height="15.186cm" svg:x="0.408cm" svg:y="0cm">
          <draw:image xlink:href="Pictures/10000000000004000000023E72ADCFED2A3BE70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draw:style-name="gr1" draw:text-style-name="P1" draw:layer="layout" svg:width="27.145cm" svg:height="15.08cm" svg:x="0.433cm" svg:y="0.334cm">
          <draw:image xlink:href="Pictures/10000000000004020000023A5E4BF55F49D018F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5T11:56:52.466000000</meta:creation-date>
    <dc:date>2024-11-05T12:02:27.730000000</dc:date>
    <meta:editing-duration>PT5M35S</meta:editing-duration>
    <meta:editing-cycles>1</meta:editing-cycles>
    <meta:document-statistic meta:object-count="49"/>
    <meta:generator>LibreOffice/7.3.1.3$Windows_X86_64 LibreOffice_project/a69ca51ded25f3eefd52d7bf9a5fad8c90b87951</meta:generator>
  </office:meta>
</office:document-meta>
</file>